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300000003097150C38.png"/>
  <manifest:file-entry manifest:media-type="image/png" manifest:full-path="Pictures/100002010000003000000030B249D66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02cm solid #999999" fo:border-right="none" fo:border-top="0.002cm solid #999999" fo:border-bottom="0.002cm solid #999999">
        <style:background-image/>
      </style:table-cell-properties>
    </style:style>
    <style:style style:name="Tabla1.B1" style:family="table-cell">
      <style:table-cell-properties style:vertical-align="middle" fo:padding="0.097cm" fo:border="0.002cm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02cm solid #999999" fo:border-right="none" fo:border-top="0.002cm solid #999999" fo:border-bottom="0.002cm solid #999999">
        <style:background-image/>
      </style:table-cell-properties>
    </style:style>
    <style:style style:name="Tabla2.B1" style:family="table-cell">
      <style:table-cell-properties style:vertical-align="middle" fo:padding="0.097cm" fo:border="0.002cm solid #999999"/>
    </style:style>
    <style:style style:name="Tabla2.A2" style:family="table-cell">
      <style:table-cell-properties style:vertical-align="" fo:background-color="#e6e6e6" fo:padding="0.097cm" fo:border-left="0.002cm solid #999999" fo:border-right="0.002cm solid #999999" fo:border-top="none" fo:border-bottom="0.002cm solid #999999">
        <style:background-image/>
      </style:table-cell-properties>
    </style:style>
    <style:style style:name="Tabla2.A3" style:family="table-cell">
      <style:table-cell-properties style:vertical-align="" fo:background-color="transparent" fo:padding="0.097cm" fo:border-left="0.002cm solid #999999" fo:border-right="0.002cm solid #999999" fo:border-top="none" fo:border-bottom="0.002cm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margin-left="0cm" fo:margin-right="0cm" fo:text-align="center" style:justify-single-word="false" fo:text-indent="0cm" style:auto-text-indent="false" fo:background-color="#e6e6e6">
        <style:background-image/>
      </style:paragraph-properties>
    </style:style>
    <style:style style:name="P5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<draw:frame draw:style-name="fr1" draw:name="graphics69" text:anchor-type="as-char" svg:width="1.27cm" svg:height="1.27cm" draw:z-index="0"><draw:image xlink:href="Pictures/100002010000003000000030B249D669.png" xlink:type="simple" xlink:show="embed" xlink:actuate="onLoad"/></draw:frame></text:p>
          </table:table-cell>
          <table:table-cell table:style-name="Tabla1.B1" office:value-type="string">
            <text:p text:style-name="P3">Nome: </text:p>
          </table:table-cell>
        </table:table-row>
      </table:table>
      <text:p text:style-name="Standard"/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4"><draw:frame draw:style-name="fr1" draw:name="Imagen13" text:anchor-type="as-char" svg:width="1.099cm" svg:height="1.099cm" draw:z-index="1"><draw:image xlink:href="Pictures/10000201000000300000003097150C38.png" xlink:type="simple" xlink:show="embed" xlink:actuate="onLoad"/></draw:frame></text:p>
          </table:table-cell>
          <table:table-cell table:style-name="Tabla2.B1" office:value-type="string">
            <text:p text:style-name="P6">2.11 Instala Netbeans en Ubuntu. </text:p>
            <text:p text:style-name="P6">Describe os pasos de instalación</text:p>
          </table:table-cell>
        </table:table-row>
        <table:table-row>
          <table:table-cell table:style-name="Tabla2.A2" table:number-columns-spanned="2" office:value-type="string">
            <text:p text:style-name="P3">Solución</text:p>
          </table:table-cell>
          <table:covered-table-cell/>
        </table:table-row>
        <table:table-row>
          <table:table-cell table:style-name="Tabla2.A3" table:number-columns-spanned="2" office:value-type="string">
            <text:p text:style-name="P2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PingFang SC" style:font-size-asian="14pt" style:font-name-complex="Lucida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18T19:00:54.212747558</meta:creation-date>
    <dc:date>2020-11-16T19:23:39.44</dc:date>
    <meta:editing-duration>PT7H39M39S</meta:editing-duration>
    <meta:editing-cycles>147</meta:editing-cycles>
    <meta:generator>OpenOffice/4.1.4$Win32 OpenOffice.org_project/414m5$Build-9788</meta:generator>
    <meta:document-statistic meta:table-count="2" meta:image-count="2" meta:object-count="0" meta:page-count="1" meta:paragraph-count="7" meta:word-count="13" meta:character-count="82"/>
  </office:meta>
</office:document-meta>
</file>